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FA000002178E77AC62.png" manifest:media-type="image/png"/>
  <manifest:file-entry manifest:full-path="Pictures/10000201000002700000028BFD0AF92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1.8cm" svg:height="10.8cm" svg:x="1cm" svg:y="1.4cm">
          <draw:image xlink:href="Pictures/10000201000002700000028BFD0AF926.png" xlink:type="simple" xlink:show="embed" xlink:actuate="onLoad">
            <text:p/>
          </draw:image>
        </draw:frame>
        <draw:frame draw:style-name="gr1" draw:text-style-name="P1" draw:layer="layout" svg:width="15.599cm" svg:height="8.584cm" svg:x="13.2cm" svg:y="3.216cm">
          <draw:image xlink:href="Pictures/10000201000003FA000002178E77AC62.png" xlink:type="simple" xlink:show="embed" xlink:actuate="onLoad">
            <text:p/>
          </draw:image>
        </draw:frame>
        <draw:connector draw:style-name="gr2" draw:text-style-name="P1" draw:layer="layout" draw:type="curve" svg:x1="6.9cm" svg:y1="12.2cm" svg:x2="14.259cm" svg:y2="12.318cm" draw:start-shape="id1" draw:start-glue-point="2" svg:d="M6900 12200c0 750 7359 691 7359 118" svg:viewBox="0 0 7360 556">
          <text:p/>
        </draw:connector>
        <draw:frame draw:style-name="gr3" draw:layer="layout" svg:width="13.3cm" svg:height="2.384cm" svg:x="3.9cm" svg:y="15.1cm">
          <draw:text-box>
            <text:p>All relevant details such as table number, time of arrival, date of arrival and the number of people transferred after clicking Create.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27T22:52:09.966000000</dc:date>
    <meta:editing-duration>PT20M51S</meta:editing-duration>
    <meta:editing-cycles>6</meta:editing-cycles>
    <meta:generator>LibreOffice/4.3.2.2$Windows_x86 LibreOffice_project/edfb5295ba211bd31ad47d0bad0118690f76407d</meta:generator>
    <meta:document-statistic meta:object-count="4"/>
  </office:meta>
</office:document-meta>
</file>